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Roboto Mono" svg:font-family="'Roboto Mon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 Mono1" svg:font-family="'Roboto Mono'" style:font-family-generic="system" style:font-pitch="variable"/>
    <style:font-face style:name="Tahoma1" svg:font-family="Tahom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10">
      <style:paragraph-properties fo:margin-left="0.5in" fo:margin-right="0in" fo:text-indent="-0.25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list-style-name="WWNum8">
      <style:paragraph-properties fo:margin-left="0.5in" fo:margin-right="0in" fo:text-indent="-0.25in" style:auto-text-indent="false"/>
    </style:style>
    <style:style style:name="P13" style:family="paragraph" style:parent-style-name="Standard" style:list-style-name="WWNum9">
      <style:paragraph-properties fo:margin-left="0.5in" fo:margin-right="0in" fo:text-indent="-0.25in" style:auto-text-indent="false"/>
    </style:style>
    <style:style style:name="P14" style:family="paragraph" style:parent-style-name="Standard" style:list-style-name="WWNum7">
      <style:paragraph-properties fo:margin-left="0.5in" fo:margin-right="0in" fo:text-indent="-0.25in" style:auto-text-indent="false"/>
    </style:style>
    <style:style style:name="P15" style:family="paragraph" style:parent-style-name="Standard" style:list-style-name="WWNum6">
      <style:paragraph-properties fo:margin-left="0.5in" fo:margin-right="0in" fo:text-indent="-0.25in" style:auto-text-indent="false"/>
    </style:style>
    <style:style style:name="P16" style:family="paragraph" style:parent-style-name="Standard">
      <style:paragraph-properties fo:margin-top="0.1665in" fo:margin-bottom="0.1665in" loext:contextual-spacing="false" fo:line-height="100%"/>
    </style:style>
    <style:style style:name="P17" style:family="paragraph" style:parent-style-name="Standard">
      <style:paragraph-properties fo:margin-top="0.1665in" fo:margin-bottom="0.1665in" loext:contextual-spacing="false" fo:line-height="100%"/>
      <style:text-properties fo:font-weight="bold" style:font-weight-asian="bold"/>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break-before="auto" fo:break-after="auto"/>
    </style:style>
    <style:style style:name="P24" style:family="paragraph" style:parent-style-name="Heading_20_1" style:list-style-name="WWNum4"/>
    <style:style style:name="P25" style:family="paragraph" style:parent-style-name="Heading_20_1" style:list-style-name="WWNum4">
      <style:paragraph-properties fo:break-before="page"/>
    </style:style>
    <style:style style:name="P26" style:family="paragraph" style:parent-style-name="Heading_20_2">
      <style:paragraph-properties fo:margin-left="0in" fo:margin-right="0in" fo:margin-top="0.25in" fo:margin-bottom="0.0555in" loext:contextual-spacing="false" fo:line-height="100%" fo:text-align="justify" style:justify-single-word="false" fo:text-indent="0in" style:auto-text-indent="false" fo:keep-with-next="auto"/>
      <style:text-properties fo:color="#000000" fo:font-size="17pt" fo:font-weight="bold" style:font-size-asian="17pt" style:font-weight-asian="bold" style:font-size-complex="17pt"/>
    </style:style>
    <style:style style:name="P2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fo:font-variant="small-caps" fo:color="#336633" fo:font-size="16pt" style:font-size-asian="16pt" style:font-size-complex="16pt"/>
    </style:style>
    <style:style style:name="T8" style:family="text">
      <style:text-properties fo:font-variant="small-caps" fo:color="#669966" fo:font-size="14pt" style:font-size-asian="14pt" style:font-size-complex="14pt"/>
    </style:style>
    <style:style style:name="T9" style:family="text">
      <style:text-properties fo:font-variant="small-caps" fo:font-size="14pt" style:font-size-asian="14pt" style:font-size-complex="14pt"/>
    </style:style>
    <style:style style:name="T10" style:family="text">
      <style:text-properties fo:font-variant="small-caps" fo:color="#999966" style:font-name="Tahoma" fo:font-size="9pt" style:font-name-asian="Tahoma1" style:font-size-asian="9pt" style:font-name-complex="Tahoma1" style:font-size-complex="9pt"/>
    </style:style>
    <style:style style:name="T11" style:family="text">
      <style:text-properties fo:font-weight="bold" style:font-weight-asian="bold"/>
    </style:style>
    <style:style style:name="T12" style:family="text">
      <style:text-properties fo:color="#333333" style:font-name="Consolas" fo:background-color="#f8f8f8" loext:char-shading-value="0" style:font-name-asian="Consolas1" style:font-name-complex="Consolas1"/>
    </style:style>
    <style:style style:name="T13" style:family="text">
      <style:text-properties fo:color="#dd1144" style:font-name="Consolas" fo:background-color="#f8f8f8" loext:char-shading-value="0" style:font-name-asian="Consolas1" style:font-name-complex="Consolas1"/>
    </style:style>
    <style:style style:name="T14" style:family="text">
      <style:text-properties style:font-name="Roboto Mono" style:font-name-asian="Roboto Mono1" style:font-name-complex="Roboto Mono1"/>
    </style:style>
    <style:style style:name="T15" style:family="text">
      <style:text-properties style:font-name="Roboto Mono" fo:font-weight="bold" style:font-name-asian="Roboto Mono1" style:font-weight-asian="bold" style:font-name-complex="Roboto Mono1"/>
    </style:style>
    <style:style style:name="T16" style:family="text">
      <style:text-properties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aczyuw2yex2w"/><text:span text:style-name="T1">Sistemas Informáticos</text:span><text:span text:style-name="T2"><text:line-break/></text:span><text:span text:style-name="T3">Unidad 05. Actividades no evaluables 03 - Soluciones</text:span></text:p>
      <text:p text:style-name="P2"><draw:frame draw:style-name="fr1" draw:name="image1.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5"><text:span text:style-name="T5">Autores: Sergi García, Alfredo Oltra</text:span><draw:frame draw:style-name="fr3" draw:name="image2.png" text:anchor-type="char" svg:x="3.3646in" svg:y="0.5209in" svg:width="1.0091in" svg:height="0.3535in" draw:z-index="0"><draw:image xlink:href="Pictures/100002010000007600000029ABF5F7A91F7A9EF9.png" xlink:type="simple" xlink:show="embed" xlink:actuate="onLoad" loext:mime-type="image/png"/></draw:frame></text:p>
      <text:p text:style-name="P5"><text:span text:style-name="T5">Actualizado Septiembre 2025</text:span></text:p>
      <text:p text:style-name="P5"><text:span text:style-name="T7">Unidad 05. Actividades 03 - Soluciones (Actividades 04, 06 y 07)</text:span></text:p>
      <text:list xml:id="list3326141613" text:style-name="WWNum4">
        <text:list-item>
          <text:p text:style-name="P24"><text:bookmark text:name="_dbh0n1vac4c8"/>Solución ejercicio 04</text:p>
        </text:list-item>
      </text:list>
      <text:p text:style-name="Standard"><text:span text:style-name="T11">1. Mostrar todas las líneas del fichero list.txt que contienen el texto lib.</text:span></text:p>
      <table:table table:name="Table1" table:style-name="Table1">
        <table:table-column table:style-name="Table1.A"/>
        <table:table-row table:style-name="Table1.1">
          <table:table-cell table:style-name="Table1.A1" office:value-type="string">
            <text:p text:style-name="P6"><text:span text:style-name="T12">grep </text:span><text:span text:style-name="T13">"lib"</text:span><text:span text:style-name="T12"> list.txt</text:span></text:p>
          </table:table-cell>
        </table:table-row>
      </table:table>
      <text:p text:style-name="Standard">🔎 Explicación:</text:p>
      <text:list xml:id="list651929610" text:style-name="WWNum5">
        <text:list-item>
          <text:p text:style-name="P7">grep busca cadenas de texto dentro de archivos.</text:p>
        </text:list-item>
        <text:list-item>
          <text:p text:style-name="P7">"lib" es el patrón que se busca.</text:p>
        </text:list-item>
        <text:list-item>
          <text:p text:style-name="P7">list.txt es el fichero donde se realiza la búsqueda.</text:p>
        </text:list-item>
      </text:list>
      <text:p text:style-name="Standard">➡️ Muestra todas las líneas de list.txt que contienen la secuencia de caracteres lib (por ejemplo, library, glibc, etc.).</text:p>
      <text:p text:style-name="Standard"/>
      <text:p text:style-name="Standard"><text:span text:style-name="T11">2. Mostrar cuántas líneas contienen mp3 en list.txt.</text:span></text:p>
      <table:table table:name="Table2" table:style-name="Table2">
        <table:table-column table:style-name="Table2.A"/>
        <table:table-row table:style-name="Table2.1">
          <table:table-cell table:style-name="Table2.A1" office:value-type="string">
            <text:p text:style-name="P6"><text:span text:style-name="T12">grep mp3 list.txt | wc -l</text:span></text:p>
          </table:table-cell>
        </table:table-row>
      </table:table>
      <text:p text:style-name="Standard">🔎 Explicación:</text:p>
      <text:list xml:id="list4226224566" text:style-name="WWNum3">
        <text:list-item>
          <text:p text:style-name="P8">grep mp3 list.txt encuentra todas las líneas que contienen la cadena mp3.</text:p>
        </text:list-item>
        <text:list-item>
          <text:p text:style-name="P8"><text:soft-page-break/>La tubería (|) pasa la salida al siguiente comando.</text:p>
        </text:list-item>
        <text:list-item>
          <text:p text:style-name="P8">wc -l cuenta el número de líneas.</text:p>
        </text:list-item>
      </text:list>
      <text:p text:style-name="Standard">➡️ Resultado: devuelve un número indicando cuántas líneas contienen mp3.</text:p>
      <text:p text:style-name="Standard"/>
      <text:p text:style-name="Standard"><text:span text:style-name="T11">3. Mostrar ficheros dentro del directorio /etc/ que contienen la cadena host.</text:span></text:p>
      <table:table table:name="Table3" table:style-name="Table3">
        <table:table-column table:style-name="Table3.A"/>
        <table:table-row table:style-name="Table3.1">
          <table:table-cell table:style-name="Table3.A1" office:value-type="string">
            <text:p text:style-name="P6"><text:span text:style-name="T12">grep -r host /etc</text:span></text:p>
          </table:table-cell>
        </table:table-row>
      </table:table>
      <text:p text:style-name="Standard">🔎 Explicación:</text:p>
      <text:list xml:id="list1765919099" text:style-name="WWNum10">
        <text:list-item>
          <text:p text:style-name="P9">-r significa búsqueda recursiva: se buscan coincidencias en todos los ficheros dentro de /etc/.</text:p>
        </text:list-item>
        <text:list-item>
          <text:p text:style-name="P9">host es el patrón buscado.</text:p>
        </text:list-item>
        <text:list-item>
          <text:p text:style-name="P9">/etc es el directorio donde se busca.</text:p>
        </text:list-item>
      </text:list>
      <text:p text:style-name="Standard">➡️ Muestra todas las líneas que contienen host dentro de los ficheros de /etc/.<text:line-break/> Incluye además el nombre del fichero al inicio de cada línea.</text:p>
      <text:p text:style-name="Standard"/>
      <text:p text:style-name="Standard"><text:span text:style-name="T11">4. Mostrar todas las líneas del fichero list.txt que no contienen la letra a (mayúscula o minúscula).</text:span></text:p>
      <text:p text:style-name="Standard">👉 El comando que pusiste (grep -vi *a* list.txt) no es correcto. El correcto es:</text:p>
      <table:table table:name="Table4" table:style-name="Table4">
        <table:table-column table:style-name="Table4.A"/>
        <table:table-row table:style-name="Table4.1">
          <table:table-cell table:style-name="Table4.A1" office:value-type="string">
            <text:p text:style-name="P6"><text:span text:style-name="T12">grep -vi </text:span><text:span text:style-name="T13">"a"</text:span><text:span text:style-name="T12"> list.txt</text:span></text:p>
          </table:table-cell>
        </table:table-row>
      </table:table>
      <text:p text:style-name="Standard">🔎 Explicación:</text:p>
      <text:list xml:id="list376533970" text:style-name="WWNum2">
        <text:list-item>
          <text:p text:style-name="P10">-v invierte el resultado: muestra solo las líneas que no coinciden con el patrón.</text:p>
        </text:list-item>
        <text:list-item>
          <text:p text:style-name="P10">-i hace la búsqueda insensible a mayúsculas/minúsculas.</text:p>
        </text:list-item>
        <text:list-item>
          <text:p text:style-name="P10">"a" es el carácter a buscar.</text:p>
        </text:list-item>
      </text:list>
      <text:p text:style-name="Standard">➡️ Resultado: todas las líneas que no contienen la letra a ni A.</text:p>
      <text:p text:style-name="Standard"><text:span text:style-name="T11">5. Mostrar todas las líneas del fichero list.txt que no contienen a (mayúscula o minúscula) y contienen m (minúscula).</text:span></text:p>
      <table:table table:name="Table5" table:style-name="Table5">
        <table:table-column table:style-name="Table5.A"/>
        <table:table-row table:style-name="Table5.1">
          <table:table-cell table:style-name="Table5.A1" office:value-type="string">
            <text:p text:style-name="P6"><text:span text:style-name="T12">grep -vi </text:span><text:span text:style-name="T13">"a"</text:span><text:span text:style-name="T12"> list.txt | grep </text:span><text:span text:style-name="T13">"m"</text:span></text:p>
          </table:table-cell>
        </table:table-row>
      </table:table>
      <text:p text:style-name="Standard">🔎 Explicación:</text:p>
      <text:list xml:id="list371465983" text:style-name="WWNum1">
        <text:list-item>
          <text:p text:style-name="P11">grep -vi "a" list.txt → selecciona solo las líneas que no contienen a ni A.</text:p>
        </text:list-item>
        <text:list-item>
          <text:p text:style-name="P11">| grep "m" → de esas líneas, muestra solo las que contienen la letra m minúscula.</text:p>
        </text:list-item>
      </text:list>
      <text:p text:style-name="Standard">➡️ Resultado: líneas de list.txt sin a (mayúscula o minúscula) y con m</text:p>
      <text:list xml:id="list82815014780211" text:continue-list="list3326141613" text:style-name="WWNum4">
        <text:list-item>
          <text:p text:style-name="P24"><text:bookmark text:name="_ok5ch0htr6lb"/><text:soft-page-break/>Solución ejercicio 06</text:p>
        </text:list-item>
      </text:list>
      <text:p text:style-name="P16"><text:span text:style-name="T11">Contexto:</text:span> suponiendo que temporalmente (por ejemplo 1 hora) tienes acceso como <text:span text:style-name="T14">root</text:span> en una máquina y en esa máquina existe permanentemente un usuario llamado <text:span text:style-name="T14">alumno</text:span> sin permisos en <text:span text:style-name="T14">sudoers</text:span>.</text:p>
      <text:p text:style-name="P16"><text:span text:style-name="T11">Pregunta 01:</text:span> ¿Cómo podemos usar el bit SetUID para crear una puerta trasera (backdoor)? (Pista: el fichero <text:span text:style-name="T14">/bin/sh</text:span> puede ser útil).<text:line-break/></text:p>
      <text:p text:style-name="P16"><text:span text:style-name="T11">Solución (como </text:span><text:span text:style-name="T15">root</text:span><text:span text:style-name="T11">):</text:span></text:p>
      <text:p text:style-name="P18"><text:span text:style-name="T14">cd $HOME</text:span></text:p>
      <text:p text:style-name="P18"><text:span text:style-name="T14">cp /bin/sh ./</text:span></text:p>
      <text:p text:style-name="P18"><text:span text:style-name="T14">chown root ./sh</text:span></text:p>
      <text:p text:style-name="P18"><text:span text:style-name="T14">chmod 4777 ./sh</text:span></text:p>
      <text:p text:style-name="P16">Ahora hemos creado la puerta trasera.</text:p>
      <text:p text:style-name="P17"/>
      <text:p text:style-name="P16"><text:span text:style-name="T11">Como </text:span><text:span text:style-name="T15">miusuario</text:span><text:span text:style-name="T11">:<text:line-break/></text:span>Ejecutar simplemente <text:span text:style-name="T14">./sh</text:span> en tu directorio home y serás <text:span text:style-name="T14">root</text:span> (puedes comprobarlo con <text:span text:style-name="T14">id</text:span>).</text:p>
      <text:p text:style-name="P16"><text:span text:style-name="T11">Pregunta 02:</text:span> ¿Cómo detectar este tipo de puertas traseras en el sistema? ¿Qué medidas tomar para estar protegidos? <text:s/></text:p>
      <text:p text:style-name="P16"><text:span text:style-name="T11">Solución: </text:span>Usar:</text:p>
      <text:p text:style-name="P18"><text:span text:style-name="T14">find / -path /proc -prune -o -type f -perm +4000 -ls &gt; listado.txt</text:span></text:p>
      <text:p text:style-name="P16">Esto obtiene todos los ficheros con el bit SetUID activo. Si la lista cambia, puede haberse creado un nuevo archivo con SetUID. Además, se puede usar software de integridad del sistema como: <text:a xlink:type="simple" xlink:href="http://www.ossec.net/" text:style-name="ListLabel_20_82" text:visited-style-name="ListLabel_20_82"><text:s/></text:a><text:a xlink:type="simple" xlink:href="http://www.ossec.net/" text:style-name="ListLabel_20_83" text:visited-style-name="ListLabel_20_83"><text:span text:style-name="T16">http://www.ossec.net/</text:span></text:a></text:p>
      <text:p text:style-name="P26"><text:bookmark text:name="_blkkoqhrg8pd"/></text:p>
      <text:list xml:id="list82814617183657" text:continue-numbering="true" text:style-name="WWNum4">
        <text:list-item>
          <text:p text:style-name="P25"><text:bookmark text:name="_s80j4vwdkjw1"/>Solución ejercicio 07</text:p>
        </text:list-item>
      </text:list>
      <text:p text:style-name="Standard">Los comandos que cambian usuarios/grupos o montan sistemas de ficheros requieren sudo. Ejecuta como usuario con privilegios o precede con sudo cuando haga falta.</text:p>
      <text:p text:style-name="P1"/>
      <text:p text:style-name="Standard"><text:span text:style-name="T11">1) Crear directorio</text:span></text:p>
      <text:p text:style-name="Standard">mkdir ~/proyecto_acl</text:p>
      <text:p text:style-name="Standard">cd ~/proyecto_acl</text:p>
      <text:p text:style-name="Standard"/>
      <text:p text:style-name="Standard"><text:span text:style-name="T11">2) Crear usuarios y grupo (si no existen) y añadir al grupo</text:span></text:p>
      <text:p text:style-name="Standard"># crea el grupo</text:p>
      <text:p text:style-name="Standard">sudo groupadd equipo</text:p>
      <text:p text:style-name="Standard"/>
      <text:p text:style-name="Standard"># crea usuarios (si ya existen, saltará error; en ese caso omitir)</text:p>
      <text:p text:style-name="Standard">sudo useradd -m ana</text:p>
      <text:p text:style-name="Standard">sudo useradd -m luis</text:p>
      <text:p text:style-name="Standard"/>
      <text:p text:style-name="Standard"># asigna contraseña (opcional para pruebas)</text:p>
      <text:p text:style-name="Standard">sudo passwd ana</text:p>
      <text:p text:style-name="Standard">sudo passwd luis</text:p>
      <text:p text:style-name="Standard"/>
      <text:p text:style-name="Standard"># añade usuarios al grupo 'equipo'</text:p>
      <text:p text:style-name="Standard">sudo usermod -aG equipo ana</text:p>
      <text:p text:style-name="Standard">sudo usermod -aG equipo luis</text:p>
      <text:p text:style-name="Standard"/>
      <text:p text:style-name="Standard"><text:span text:style-name="T11">3) Crear el fichero informe.txt</text:span></text:p>
      <text:p text:style-name="Standard">echo "Informe inicial - prueba ACL" &gt; informe.txt</text:p>
      <text:p text:style-name="Standard"/>
      <text:p text:style-name="Standard"><text:soft-page-break/><text:span text:style-name="T11">4) Asignar ACLs solicitadas</text:span></text:p>
      <text:p text:style-name="Standard">Dar permisos a ana (lectura+escritura) sobre informe.txt:</text:p>
      <text:p text:style-name="Standard">setfacl -m u:ana:rw informe.txt</text:p>
      <text:p text:style-name="Standard"/>
      <text:p text:style-name="Standard">Dar permisos al grupo equipo (solo lectura) sobre informe.txt:</text:p>
      <text:p text:style-name="Standard">setfacl -m g:equipo:r-- informe.txt</text:p>
      <text:p text:style-name="Standard"/>
      <text:p text:style-name="Standard">Explicación: -m = modificar; u:ana:rw significa usuario ana con permisos read+write; g:equipo:r-- grupo equipo con lectura.</text:p>
      <text:p text:style-name="Standard"/>
      <text:p text:style-name="Standard"><text:span text:style-name="T11">5) Ver las ACL aplicadas</text:span></text:p>
      <text:p text:style-name="Standard">getfacl informe.txt</text:p>
      <text:p text:style-name="Standard"/>
      <text:p text:style-name="Standard">Salida esperada (ejemplo):</text:p>
      <text:p text:style-name="Standard"># file: informe.txt</text:p>
      <text:p text:style-name="Standard"># owner: tuusuario</text:p>
      <text:p text:style-name="Standard"># group: tugrupo</text:p>
      <text:p text:style-name="Standard">user::rw-</text:p>
      <text:p text:style-name="Standard">user:ana:rw-</text:p>
      <text:p text:style-name="Standard">group::r--</text:p>
      <text:p text:style-name="Standard">group:equipo:r--</text:p>
      <text:p text:style-name="Standard">mask::rw-</text:p>
      <text:p text:style-name="Standard">other::r--</text:p>
      <text:p text:style-name="Standard"/>
      <text:list xml:id="list154915142" text:style-name="WWNum8">
        <text:list-item>
          <text:p text:style-name="P12">user:: son permisos del propietario.</text:p>
        </text:list-item>
        <text:list-item>
          <text:p text:style-name="P12">user:ana: entrada ACL para ana.</text:p>
        </text:list-item>
        <text:list-item>
          <text:p text:style-name="P12">group:equipo: entrada ACL para el grupo equipo.</text:p>
        </text:list-item>
        <text:list-item>
          <text:p text:style-name="P12"><text:soft-page-break/>mask limita los permisos efectivos para entradas no propias del propietario.<text:line-break/></text:p>
        </text:list-item>
      </text:list>
      <text:p text:style-name="Standard"><text:span text:style-name="T11">6) Configurar ACL por defecto en el directorio (herencia)</text:span></text:p>
      <text:p text:style-name="Standard">Para que nuevos ficheros en proyecto_acl hereden permisos, establece ACL por defecto en el directorio:</text:p>
      <text:p text:style-name="Standard">Dar permisos por defecto: propietario rwx, grupo equipo rw, otros ---:</text:p>
      <text:p text:style-name="Standard"># permiso por defecto para el propietario</text:p>
      <text:p text:style-name="Standard">setfacl -m d:u::rwx ~/proyecto_acl</text:p>
      <text:p text:style-name="Standard"/>
      <text:p text:style-name="Standard"># permiso por defecto para el grupo 'equipo'</text:p>
      <text:p text:style-name="Standard">setfacl -m d:g:equipo:rw ~/proyecto_acl</text:p>
      <text:p text:style-name="Standard"/>
      <text:p text:style-name="Standard"># permiso por defecto para otros: ninguno</text:p>
      <text:p text:style-name="Standard">setfacl -m d:o::--- ~/proyecto_acl</text:p>
      <text:p text:style-name="Standard"/>
      <text:p text:style-name="Standard">También puedes hacerlo en una única línea:</text:p>
      <text:p text:style-name="Standard">setfacl -m d:u::rwx,d:g:equipo:rw,d:o::--- ~/proyecto_acl</text:p>
      <text:p text:style-name="Standard"/>
      <text:p text:style-name="Standard">d: indica que es default (por defecto / heredada).</text:p>
      <text:p text:style-name="Standard"/>
      <text:p text:style-name="Standard"><text:span text:style-name="T11">7) Crear nuevo.txt y comprobar que hereda ACL</text:span></text:p>
      <text:p text:style-name="Standard">touch nuevo.txt</text:p>
      <text:p text:style-name="Standard">getfacl nuevo.txt</text:p>
      <text:p text:style-name="Standard"/>
      <text:p text:style-name="Standard">Salida esperada (ejemplo):</text:p>
      <text:p text:style-name="Standard"># file: nuevo.txt</text:p>
      <text:p text:style-name="Standard"># owner: tuusuario</text:p>
      <text:p text:style-name="Standard"># group: yourgroup</text:p>
      <text:p text:style-name="Standard"><text:soft-page-break/>user::rwx</text:p>
      <text:p text:style-name="Standard">group::rw-</text:p>
      <text:p text:style-name="Standard">group:equipo:rw-</text:p>
      <text:p text:style-name="Standard">mask::rw-</text:p>
      <text:p text:style-name="Standard">other::---</text:p>
      <text:p text:style-name="Standard"/>
      <text:p text:style-name="Standard">Verás que además de los permisos del propietario, aparece group:equipo:rw- heredado del d:g:equipo:rw.</text:p>
      <text:p text:style-name="P1"/>
      <text:p text:style-name="Standard"><text:span text:style-name="T11">8) Eliminar ACLs (limpiar)</text:span></text:p>
      <text:list xml:id="list3201289219" text:style-name="WWNum9">
        <text:list-item>
          <text:p text:style-name="P13">Eliminar la entrada ACL específica de ana:<text:line-break/></text:p>
        </text:list-item>
      </text:list>
      <text:p text:style-name="Standard">setfacl -x u:ana informe.txt</text:p>
      <text:p text:style-name="Standard"/>
      <text:list xml:id="list903806877" text:style-name="WWNum7">
        <text:list-item>
          <text:p text:style-name="P14">Eliminar todas las ACLs de un archivo (dejar solo permisos POSIX clásicos):<text:line-break/></text:p>
        </text:list-item>
      </text:list>
      <text:p text:style-name="Standard">setfacl -b informe.txt</text:p>
      <text:p text:style-name="Standard"/>
      <text:list xml:id="list656679306" text:style-name="WWNum6">
        <text:list-item>
          <text:p text:style-name="P15">Eliminar ACLs por defecto de un directorio:<text:line-break/></text:p>
        </text:list-item>
      </text:list>
      <text:p text:style-name="Standard">setfacl -k ~/proyecto_acl <text:s text:c="2"/># elimina entradas por defecto</text:p>
      <text:p text:style-name="Standard"># o eliminar todo:</text:p>
      <text:p text:style-name="Standard">setfacl -b ~/proyecto_acl</text:p>
      <text:p text:style-name="Standard"/>
      <text:p text:style-name="Standard"><text:span text:style-name="T11">9) Comprobar eliminación</text:span></text:p>
      <text:p text:style-name="Standard">getfacl informe.txt</text:p>
      <text:p text:style-name="Standard">getfacl nuevo.txt</text:p>
      <text:p text:style-name="Standard">getfacl ~/proyecto_acl</text:p>
      <text:p text:style-name="Standard"/>
      <text:p text:style-name="Standard">Deberías ver que ya no aparecen las entradas user:ana: ni group:equipo: si las has eliminado.</text:p>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Roboto Mono" svg:font-family="'Roboto Mon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 Mono1" svg:font-family="'Roboto Mon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 style:display-name="ListLabel 83" style:family="text">
      <style:text-properties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5. Linux</text:span></text:p>
      </style:header>
      <style:footer>
        <text:p text:style-name="MP4"><text:span text:style-name="MT1">CFGS DAM/DAW<text:tab/><text:tab/>Unidad 05 - Página </text:span><text:page-number text:select-page="current">8</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3" meta:object-count="0" meta:page-count="8" meta:paragraph-count="137" meta:word-count="976" meta:character-count="6040" meta:non-whitespace-character-count="5212"/>
    <meta:generator>LibreOfficeDev/6.0.5.2$Linux_X86_64 LibreOffice_project/</meta:generator>
  </office:meta>
</office:document-meta>
</file>